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Aporte Charles</text:p>
          </table:table-cell>
          <table:table-cell table:style-name="Default" office:value-type="string" calcext:value-type="string">
            <text:p>Ingreso</text:p>
          </table:table-cell>
          <table:table-cell table:style-name="Default" office:value-type="string" calcext:value-type="string">
            <text:p>Egreso</text:p>
          </table:table-cell>
          <table:table-cell table:style-name="Default" office:value-type="string" calcext:value-type="string">
            <text:p>Saldo</text:p>
          </table:table-cell>
        </table:table-row>
        <table:table-row table:style-name="ro1">
          <table:table-cell table:style-name="ce142"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table:style-name="ce142"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ce142"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3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table:style-name="ce142"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3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ce142"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table:style-name="ce142"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table:style-name="ce142"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Zarate </text:p>
          </table:table-cell>
          <table:table-cell table:style-name="ce135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table:style-name="ce142"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4]+[.C25]-[.D2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5]+[.C26]-[.D26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6]+[.C27]-[.D27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8]+[.C29]-[.D29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9]+[.C30]-[.D3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0]+[.C31]-[.D3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1]+[.C32]-[.D3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3]+[.C34]-[.D3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4]+[.C35]-[.D3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5]+[.C36]-[.D36]" office:value-type="currency" office:currency="ARS" office:value="0" calcext:value-type="currency">
            <text:p>$0,0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47:17.824583920</dc:date>
    <meta:editing-duration>PT14H12M30S</meta:editing-duration>
    <meta:editing-cycles>280</meta:editing-cycles>
    <meta:generator>LibreOffice/5.1.4.2$Linux_X86_64 LibreOffice_project/10m0$Build-2</meta:generator>
    <meta:print-date>2016-12-05T18:39:34.723897548</meta:print-date>
    <meta:document-statistic meta:table-count="11" meta:cell-count="1527" meta:object-count="0"/>
  </office:meta>
</office:document-meta>
</file>